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5000002299E6BD2F72E0935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2.876cm" fo:min-width="6.53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2.876cm" fo:min-width="8.054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2.208cm" fo:min-width="2.212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4.494cm" fo:min-width="4.498cm" fo:padding-top="0.166cm" fo:padding-bottom="0.166cm" fo:padding-left="0.291cm" fo:padding-right="0.291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left" draw:auto-grow-height="true" draw:auto-grow-width="true" fo:min-height="0.784cm" fo:min-width="2.39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left" draw:auto-grow-height="true" draw:auto-grow-width="false" fo:min-height="0.505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81cm" svg:stroke-color="#1e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left" draw:auto-grow-height="true" draw:auto-grow-width="false" fo:min-height="0.628cm" fo:min-width="0cm" fo:padding-top="0.142cm" fo:padding-bottom="0.142cm" fo:padding-left="0.267cm" fo:padding-right="0.267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29cm, 0.329cm, 0cm, 6.027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style:font-name="Times New Roman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cccc"/>
    </style:style>
    <style:style style:name="P4" style:family="paragraph">
      <loext:graphic-properties draw:fill="solid" draw:fill-color="#cccccc"/>
      <style:text-properties fo:font-size="14pt" style:font-size-asian="14pt" style:font-size-complex="14pt"/>
    </style:style>
    <style:style style:name="P5" style:family="paragraph">
      <loext:graphic-properties draw:fill="solid" draw:fill-color="#cccccc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4.165cm" svg:x="0.006cm" svg:y="0.791cm">
          <draw:image xlink:href="Pictures/1000000000000445000002299E6BD2F72E0935C8.png" xlink:type="simple" xlink:show="embed" xlink:actuate="onLoad">
            <text:p/>
          </draw:image>
        </draw:frame>
        <draw:custom-shape draw:style-name="gr2" draw:text-style-name="P2" draw:layer="layout" svg:width="7.112cm" svg:height="13.208cm" svg:x="14.73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36cm" svg:height="13.208cm" svg:x="6.096cm" svg:y="1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2.54cm" svg:x="9.906cm" svg:y="6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4.826cm" svg:x="8.382cm" svg:y="5.33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2cm" svg:height="1.068cm" svg:x="18.88cm" svg:y="13.36cm">
          <draw:text-box>
            <text:p><text:span text:style-name="T1">dx = </text:span><text:span text:style-name="T1">0.6</text:span></text:p>
          </draw:text-box>
        </draw:frame>
        <draw:frame draw:style-name="gr6" draw:text-style-name="P3" draw:layer="layout" svg:width="2.932cm" svg:height="1.068cm" svg:x="11.76cm" svg:y="13.396cm">
          <draw:text-box>
            <text:p><text:span text:style-name="T1">dx = </text:span><text:span text:style-name="T1">0.2</text:span></text:p>
          </draw:text-box>
        </draw:frame>
        <draw:frame draw:style-name="gr7" draw:text-style-name="P4" draw:layer="layout" svg:width="2.488cm" svg:height="0.789cm" svg:x="10.922cm" svg:y="9.298cm">
          <draw:text-box>
            <text:p><text:span text:style-name="T2">dx = </text:span><text:span text:style-name="T2">0.04</text:span></text:p>
          </draw:text-box>
        </draw:frame>
        <draw:line draw:style-name="gr8" draw:text-style-name="P2" draw:layer="layout" svg:x1="6.096cm" svg:y1="8.128cm" svg:x2="21.844cm" svg:y2="8.128cm">
          <text:p/>
        </draw:line>
        <draw:line draw:style-name="gr8" draw:text-style-name="P2" draw:layer="layout" svg:x1="6.076cm" svg:y1="8.128cm" svg:x2="6.096cm" svg:y2="1.27cm">
          <text:p/>
        </draw:line>
        <draw:line draw:style-name="gr8" draw:text-style-name="P2" draw:layer="layout" svg:x1="6.084cm" svg:y1="8.149cm" svg:x2="6.096cm" svg:y2="14.478cm">
          <text:p/>
        </draw:line>
        <draw:line draw:style-name="gr8" draw:text-style-name="P2" draw:layer="layout" svg:x1="6.076cm" svg:y1="8.128cm" svg:x2="8.382cm" svg:y2="8.128cm">
          <text:p/>
        </draw:line>
        <draw:line draw:style-name="gr8" draw:text-style-name="P2" draw:layer="layout" svg:x1="6.056cm" svg:y1="8.128cm" svg:x2="9.906cm" svg:y2="8.128cm">
          <text:p/>
        </draw:line>
        <draw:line draw:style-name="gr8" draw:text-style-name="P2" draw:layer="layout" svg:x1="8.382cm" svg:y1="8.149cm" svg:x2="8.374cm" svg:y2="5.334cm">
          <text:p/>
        </draw:line>
        <draw:line draw:style-name="gr8" draw:text-style-name="P2" draw:layer="layout" svg:x1="9.906cm" svg:y1="8.128cm" svg:x2="9.906cm" svg:y2="6.604cm">
          <text:p/>
        </draw:line>
        <draw:line draw:style-name="gr8" draw:text-style-name="P2" draw:layer="layout" svg:x1="12.406cm" svg:y1="8.149cm" svg:x2="12.406cm" svg:y2="6.858cm">
          <text:p/>
        </draw:line>
        <draw:line draw:style-name="gr8" draw:text-style-name="P2" draw:layer="layout" svg:x1="6.036cm" svg:y1="8.128cm" svg:x2="10.306cm" svg:y2="8.149cm">
          <text:p/>
        </draw:line>
        <draw:line draw:style-name="gr8" draw:text-style-name="P2" draw:layer="layout" svg:x1="6.016cm" svg:y1="8.136cm" svg:x2="14.732cm" svg:y2="8.136cm">
          <text:p/>
        </draw:line>
        <draw:line draw:style-name="gr8" draw:text-style-name="P2" draw:layer="layout" svg:x1="6.016cm" svg:y1="8.136cm" svg:x2="12.446cm" svg:y2="8.128cm">
          <text:p/>
        </draw:line>
        <draw:frame draw:style-name="gr9" draw:text-style-name="P3" draw:layer="layout" svg:width="2.244cm" svg:height="0.912cm" draw:transform="rotate (1.5707963267949) translate (10.214cm 8.082cm)">
          <draw:text-box>
            <text:p><text:span text:style-name="T3">x = </text:span><text:span text:style-name="T3">9.0</text:span></text:p>
          </draw:text-box>
        </draw:frame>
        <draw:frame draw:style-name="gr9" draw:text-style-name="P3" draw:layer="layout" svg:width="2.498cm" svg:height="0.912cm" draw:transform="rotate (1.5707963267949) translate (12.541cm 8.009cm)">
          <draw:text-box>
            <text:p><text:span text:style-name="T3">x = </text:span><text:span text:style-name="T3">10.2</text:span></text:p>
          </draw:text-box>
        </draw:frame>
        <draw:frame draw:style-name="gr9" draw:text-style-name="P3" draw:layer="layout" svg:width="2.498cm" svg:height="0.912cm" draw:transform="rotate (1.5707963267949) translate (11.541cm 6.809cm)">
          <draw:text-box>
            <text:p><text:span text:style-name="T3">y = </text:span><text:span text:style-name="T3">0.6</text:span></text:p>
          </draw:text-box>
        </draw:frame>
        <draw:frame draw:style-name="gr9" draw:text-style-name="P3" draw:layer="layout" svg:width="2.244cm" svg:height="0.912cm" draw:transform="rotate (1.5707963267949) translate (8.514cm 8.082cm)">
          <draw:text-box>
            <text:p><text:span text:style-name="T3">x = </text:span><text:span text:style-name="T3">5.0</text:span></text:p>
          </draw:text-box>
        </draw:frame>
        <draw:frame draw:style-name="gr9" draw:text-style-name="P3" draw:layer="layout" svg:width="2.244cm" svg:height="0.912cm" draw:transform="rotate (1.5707963267949) translate (9.614cm 10.482cm)">
          <draw:text-box>
            <text:p><text:span text:style-name="T3">x = </text:span><text:span text:style-name="T3">7.0</text:span></text:p>
          </draw:text-box>
        </draw:frame>
        <draw:frame draw:style-name="gr7" draw:text-style-name="P5" draw:layer="layout" svg:width="2.042cm" svg:height="0.789cm" svg:x="10.668cm" svg:y="8.299cm">
          <draw:text-box>
            <text:p><text:span text:style-name="T4">dx = </text:span><text:span text:style-name="T4">0.02</text:span></text:p>
          </draw:text-box>
        </draw:frame>
        <draw:frame draw:style-name="gr9" draw:text-style-name="P3" draw:layer="layout" svg:width="2.498cm" svg:height="0.912cm" draw:transform="rotate (1.5707963267949) translate (9.441cm 6.509cm)">
          <draw:text-box>
            <text:p><text:span text:style-name="T3">y = </text:span><text:span text:style-name="T3">2.0</text:span></text:p>
          </draw:text-box>
        </draw:frame>
        <draw:frame draw:style-name="gr9" draw:text-style-name="P3" draw:layer="layout" svg:width="2.498cm" svg:height="0.912cm" draw:transform="rotate (1.5707963267949) translate (7.941cm 5.209cm)">
          <draw:text-box>
            <text:p><text:span text:style-name="T3">y = </text:span><text:span text:style-name="T3">4.0</text:span></text:p>
          </draw:text-box>
        </draw:frame>
        <draw:line draw:style-name="gr8" draw:text-style-name="P2" draw:layer="layout" svg:x1="5.996cm" svg:y1="8.133cm" svg:x2="13.453cm" svg:y2="8.128cm">
          <text:p/>
        </draw:line>
        <draw:frame draw:style-name="gr9" draw:text-style-name="P3" draw:layer="layout" svg:width="2.498cm" svg:height="0.912cm" draw:transform="rotate (1.5707963267949) translate (13.641cm 8.009cm)">
          <draw:text-box>
            <text:p><text:span text:style-name="T3">x = </text:span><text:span text:style-name="T3">13.2</text:span></text:p>
          </draw:text-box>
        </draw:frame>
        <draw:frame draw:style-name="gr9" draw:text-style-name="P3" draw:layer="layout" svg:width="2.498cm" svg:height="0.912cm" draw:transform="rotate (1.5707963267949) translate (14.841cm 8.009cm)">
          <draw:text-box>
            <text:p><text:span text:style-name="T3">x = </text:span><text:span text:style-name="T3">24.0</text:span></text:p>
          </draw:text-box>
        </draw:frame>
        <draw:frame draw:style-name="gr9" draw:text-style-name="P3" draw:layer="layout" svg:width="2.498cm" svg:height="0.912cm" draw:transform="rotate (1.5707963267949) translate (21.941cm 8.009cm)">
          <draw:text-box>
            <text:p><text:span text:style-name="T3">x = </text:span><text:span text:style-name="T3">42.0</text:span></text:p>
          </draw:text-box>
        </draw:frame>
        <draw:frame draw:style-name="gr9" draw:text-style-name="P3" draw:layer="layout" svg:width="2.498cm" svg:height="0.912cm" draw:transform="rotate (1.5707963267949) translate (4.841cm 3.809cm)">
          <draw:text-box>
            <text:p><text:span text:style-name="T3">y = </text:span><text:span text:style-name="T3">24.0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11" draw:text-style-name="P1" draw:layer="layout" svg:width="21.843cm" svg:height="14.194cm" svg:x="5.842cm" svg:y="0.762cm">
            <draw:image xlink:href="Pictures/1000000000000445000002299E6BD2F72E0935C8.png" xlink:type="simple" xlink:show="embed" xlink:actuate="onLoad">
              <text:p/>
            </draw:image>
          </draw:frame>
          <draw:custom-shape draw:style-name="gr2" draw:text-style-name="P2" draw:layer="layout" svg:width="7.112cm" svg:height="13.208cm" svg:x="14.732cm" svg:y="1.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636cm" svg:height="13.208cm" svg:x="6.096cm" svg:y="1.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794cm" svg:height="2.54cm" svg:x="9.906cm" svg:y="6.6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8cm" svg:height="4.826cm" svg:x="8.382cm" svg:y="5.33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2.932cm" svg:height="1.068cm" svg:x="18.88cm" svg:y="13.36cm">
            <draw:text-box>
              <text:p><text:span text:style-name="T1">dx = 0.6</text:span></text:p>
            </draw:text-box>
          </draw:frame>
          <draw:frame draw:style-name="gr6" draw:text-style-name="P3" draw:layer="layout" svg:width="2.932cm" svg:height="1.068cm" svg:x="11.76cm" svg:y="13.396cm">
            <draw:text-box>
              <text:p><text:span text:style-name="T1">dx = </text:span><text:span text:style-name="T1">0.2</text:span></text:p>
            </draw:text-box>
          </draw:frame>
          <draw:frame draw:style-name="gr7" draw:text-style-name="P4" draw:layer="layout" svg:width="2.488cm" svg:height="0.789cm" svg:x="10.922cm" svg:y="9.298cm">
            <draw:text-box>
              <text:p><text:span text:style-name="T2">dx = </text:span><text:span text:style-name="T2">0.04</text:span></text:p>
            </draw:text-box>
          </draw:frame>
          <draw:frame draw:style-name="gr7" draw:text-style-name="P5" draw:layer="layout" svg:width="2.042cm" svg:height="0.789cm" svg:x="10.668cm" svg:y="8.299cm">
            <draw:text-box>
              <text:p><text:span text:style-name="T4">dx = 0.02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2T18:09:47.217468712</meta:creation-date>
    <dc:date>2020-12-14T22:34:30.398021990</dc:date>
    <meta:editing-duration>PT45M4S</meta:editing-duration>
    <meta:editing-cycles>5</meta:editing-cycles>
    <meta:generator>LibreOffice/6.0.7.3$Linux_X86_64 LibreOffice_project/00m0$Build-3</meta:generator>
    <meta:document-statistic meta:object-count="67"/>
  </office:meta>
</office:document-meta>
</file>